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rl_length</text:p>
          </table:table-cell>
          <table:table-cell office:value-type="string" calcext:value-type="string">
            <text:p>is_ip</text:p>
          </table:table-cell>
          <table:table-cell office:value-type="string" calcext:value-type="string">
            <text:p>url_has_at_char</text:p>
          </table:table-cell>
          <table:table-cell office:value-type="string" calcext:value-type="string">
            <text:p>number_of_dots</text:p>
          </table:table-cell>
          <table:table-cell office:value-type="string" calcext:value-type="string">
            <text:p>is_https</text:p>
          </table:table-cell>
          <table:table-cell office:value-type="string" calcext:value-type="string">
            <text:p>domain_age</text:p>
          </table:table-cell>
          <table:table-cell office:value-type="string" calcext:value-type="string">
            <text:p>page_rank</text:p>
          </table:table-cell>
          <table:table-cell office:value-type="string" calcext:value-type="string">
            <text:p>url_redirection</text:p>
          </table:table-cell>
          <table:table-cell office:value-type="string" calcext:value-type="string">
            <text:p>domain_has_dash_char</text:p>
          </table:table-cell>
          <table:table-cell office:value-type="string" calcext:value-type="string">
            <text:p>url_has_https_token</text:p>
          </table:table-cell>
          <table:table-cell office:value-type="string" calcext:value-type="string">
            <text:p>has_DNS_record</text:p>
          </table:table-cell>
          <table:table-cell office:value-type="string" calcext:value-type="string">
            <text:p>A_records</text:p>
          </table:table-cell>
          <table:table-cell office:value-type="string" calcext:value-type="string">
            <text:p>avg_ttl</text:p>
          </table:table-cell>
          <table:table-cell office:value-type="string" calcext:value-type="string">
            <text:p>asn_count</text:p>
          </table:table-cell>
          <table:table-cell office:value-type="string" calcext:value-type="string">
            <text:p>AAAA_records</text:p>
          </table:table-cell>
          <table:table-cell office:value-type="string" calcext:value-type="string">
            <text:p>avg_AAAA_ttl</text:p>
          </table:table-cell>
          <table:table-cell office:value-type="string" calcext:value-type="string">
            <text:p>has_iframe</text:p>
          </table:table-cell>
          <table:table-cell office:value-type="string" calcext:value-type="string">
            <text:p>most_frequent_domain_in_anchor</text:p>
          </table:table-cell>
          <table:table-cell office:value-type="string" calcext:value-type="string">
            <text:p>most_frequent_domain_in_link</text:p>
          </table:table-cell>
          <table:table-cell office:value-type="string" calcext:value-type="string">
            <text:p>most_frequent_domain_in_source</text:p>
          </table:table-cell>
          <table:table-cell office:value-type="string" calcext:value-type="string">
            <text:p>common_page_rate</text:p>
          </table:table-cell>
          <table:table-cell office:value-type="string" calcext:value-type="string">
            <text:p>footer_common_page_rate</text:p>
          </table:table-cell>
          <table:table-cell office:value-type="string" calcext:value-type="string">
            <text:p>has_anchor_in_body</text:p>
          </table:table-cell>
          <table:table-cell office:value-type="string" calcext:value-type="string">
            <text:p>null_link_ratio</text:p>
          </table:table-cell>
          <table:table-cell office:value-type="string" calcext:value-type="string">
            <text:p>footer_null_link_ratio</text:p>
          </table:table-cell>
          <table:table-cell office:value-type="string" calcext:value-type="string">
            <text:p>legitimate</text:p>
          </table:table-cell>
        </table:table-row>
        <table:table-row table:style-name="ro1">
          <table:table-cell office:value-type="string" calcext:value-type="string">
            <text:p>http://nrzhn.github.io/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44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44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57142857142857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7142857142857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tarttsboxfile.myfreesites.net/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53259312.750441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reightoinx0006.web.app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5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851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krakue-rnlgin.godaddysites.com/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8495.0859151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2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zm-co-jp.amazococn.50224.top/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219298.3308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3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acebook-log.blogspot.com/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acebook-log.blogspot.ae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2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parindia.org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5543814.16599703</text:p>
          </table:table-cell>
          <table:table-cell office:value-type="string" calcext:value-type="string">
            <text:p>2.8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5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157894736842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157894736842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ndiabgmifreegifts.xyz/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14989.33868503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5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om-co-jp.amaczeon.liaotianchaxun.top/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235.056046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coenbsepro-us.godaddysites.com/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8529.53084993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3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8888888888888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cm-co-jp.amacaeon.chafalv.top/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243.24001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bili.builderallwppro.com/en/inc/info.php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083786.413992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05063291139240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update48.godaddysites.com/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8540.592987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m-co-jp.amazzcocn.e0728.cn/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073701.56098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canny8921-ollox-pl.coulibiac.top/?tranzakt168034177672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1656.678731918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vinno.shop/bigdeek/source/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3817457.33363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7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underslung-davit.000webhostapp.com/move/upload/en.php?rand=13inboxlightaspxn.1774256418&amp;fid.4.1252899642=&amp;fid=4&amp;fav.1=&amp;rand.13inboxlight.aspxn.1774256418=&amp;fid.1252899642=&amp;fid.1=&amp;email=*@*&amp;.rand=13inboxlight.aspx?n=1774256418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17395824.4161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reenitro.223tools.tk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46511627906976744</text:p>
          </table:table-cell>
          <table:table-cell office:value-type="string" calcext:value-type="string">
            <text:p>0.518518518518518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953488372093023</text:p>
          </table:table-cell>
          <table:table-cell office:value-type="string" calcext:value-type="string">
            <text:p>0.4074074074074074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zm-co-jp.amazococn.50gb349.xyz/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699454.1676299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designobject.pages.dev/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cotiabankperu.eshost.com.ar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3239896.647891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ecurity-page-community-standards.blogspot.com.co/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8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weetceidrogerbhimlea.tk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7142857142857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7142857142857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reightoinx0006.firebaseapp.com/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descriptiveray.s4-tastewp.com/wp-admin/te/te/te/0325c55331ee498c7264e8e2d3b35ee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2486449.433698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5876288659793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0309278350515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descriptiveray.s4-tastewp.com/wp-admin/te/te/te/0325c55331ee498c7264e8e2d3b35ee5/cc.php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486455.538213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8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5876288659793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0309278350515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descriptiveray.s4-tastewp.com/wp-admin/te/te/te/0325c55331ee498c7264e8e2d3b35ee5/sms.php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486460.80845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3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3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5876288659793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0309278350515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descriptiveray.s4-tastewp.com/wp-admin/te/te/te/0325c55331ee498c7264e8e2d3b35ee5/smserror.php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2486465.61808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8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58762886597938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03092783505154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btconnect-3732ec.webflow.io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2389888.9560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btconnect-253671.webflow.io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2389891.97387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lstagram-lmagess.qxz.my.id/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179803.8743469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4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4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08695652173913043</text:p>
          </table:table-cell>
          <table:table-cell office:value-type="string" calcext:value-type="string">
            <text:p>0.1052631578947368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434782608695652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btconnect-8a0479.webflow.io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12389905.4975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kuqu0inl0gin.godaddysites.com/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8650.7695761</text:p>
          </table:table-cell>
          <table:table-cell office:value-type="string" calcext:value-type="string">
            <text:p>1.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nites.ayutthaya2.go.th/wp-content/plugins/snyqxhe/fr/info-postale/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9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36599.at/sports/base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49206349206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7936507936507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docs-fichiers.serveirc.com/Infos-BP3/bp/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mayione9.com/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464715.45495700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ugelcrucero.edu.pe/bdo.com.ph/sso/login.php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708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roundcube000mondy02.web.app/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47.91.149.178/groups/explore/locations/106078429431815/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2727272727272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2727272727272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nfile.niclo12.repl.co/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rtm-att.directly.com/att-expert.html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31388835.6956329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.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okil.renm4maxys.com/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364584.3873860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medicinesplus.com/my/Gov/index2.html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7061803.62623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medicinesplus.com/my/Gov/personal.html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7061807.4416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aizafarooq23.github.io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roiags-synieucy-gheih.yolasite.com/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jmalameen.github.io/netflixClone1/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411764705882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411764705882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.deliverylifesupport.com/public/b5zKVh8DLDnOmlcyfcvwMXfJhPIGFSsv/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718177.47656106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3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eunelvis1.github.io/NetflixClone1.github.io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86363636363636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6363636363636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2vyou.com/hollin/webcloud.ph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40758511.843137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om-co-jp.amaozeon.jiudianjilu.top/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483.88013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q9vk0h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3315.40555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globalgtt.online/9fbad0e44717b2451ft97591d0cz60a7611a.html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2133427.632715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m-co-jp.amazzcocn.chaweixin.top/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497.58694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.univ-bechar.dz/site/wp-content/cache/et/15/nb/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czm-co-jp.amazaeocn.chachepai.top/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515.438585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--wellsfargo--com--2049329d48d6c.wsipv6.com/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052666.39292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mooneygroup-it.builderallwppro.com/correos/Recibir_paquete.php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6084066.11454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2222222222222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2222222222222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usps-parcel.com/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0557583.990354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9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795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566037735849056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88679245283018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ozm-co-jp.amazzeocn.ppoyyow.cn/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8214924.687963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help-meta-id-45213266.web.app/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tgdmfzcp.dreamwp.com/MitID/account.php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13686308.400958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629629629629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629629629629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roundcell.uk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87012987012987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29870129870129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xn--ldger-6za.net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313034.4341619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nantla.github.io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pubgmobileworld.com/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9996809.366408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facebook-iniciar-sesion.github.io/b/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--wellsfargo--com--y649329d48d6c.wsipv6.com/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052723.73224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--wellsfargo--com--qf49329d48d6c.wsipv6.com/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1052731.489974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7117117117117117</text:p>
          </table:table-cell>
          <table:table-cell office:value-type="string" calcext:value-type="string">
            <text:p>0.3888888888888889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bafybeihpjvjqmc5f3uphmtkv6atfr35ya6zuznpqvv4onv42hflpavme64.ipfs.dweb.link/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2471470.35520315</text:p>
          </table:table-cell>
          <table:table-cell office:value-type="string" calcext:value-type="string">
            <text:p>1.9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pub-fb547eaff5594a488107e48cde6ba4e4.r2.dev/index.html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9104282.30163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t8uh1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3425.7655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coenbassesignn-in.godaddysites.com/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8894.44938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tracer-study.fisip.umrah.ac.id/wp-includes/widgets/das/excelz/excelz1/bizmail.php?email=&amp;.rand=13vqcr8bp0gud&amp;lc=1033&amp;id=64855&amp;mkt=en-us&amp;cbcxt=mai&amp;snsc=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54482978.5888741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zm-co-jp.amazzcocn.xiaobaiblm.top/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167713.02034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mericanfastenelsco.com/job/index.html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3707584.3400070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om-co-jp.amazzeocn.olnbvcg--exzytbuui.top/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554361.0397241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hgazb5uhbeibdppfctmekvmw7mp76743reymkzxnnh6fmudk4rie.ipfs.dweb.link/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2471620.234544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wap-bsc.tokentool.club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0560754.241925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ecurity-page-community-standards.blogspot.fi/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6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m-co-jp.amazocon.chafalv.top/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625776.197321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6925b0f6-3c41-48ff-aaaf-e8979f3e7290.id.repl.co/ls20c5.html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6925b0f6-3c41-48ff-aaaf-e8979f3e7290.id.repl.co/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-track.top/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96492.8119928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ercadolibre-e0246b95b-roomdev.vercel.app/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s3.amazonaws.com/appforest_uf/f1680201405107x178118754059043870/thegg.html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56038964.3540859</text:p>
          </table:table-cell>
          <table:table-cell office:value-type="string" calcext:value-type="string">
            <text:p>8.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o2online.sbeglobalcare.com/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302249258.75746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03125</text:p>
          </table:table-cell>
          <table:table-cell office:value-type="string" calcext:value-type="string">
            <text:p>0.1071428571428571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biih2mlglsyxe5tdvx6zjg2fyh4tcpmhsfq6iptksuqk6zfotfla.ipfs.w3s.link/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4033750.3228781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roupwapbayler.mmk.work.gd/vhsfhqpdhdsih6/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sur.cc/8479off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0788215.32660508</text:p>
          </table:table-cell>
          <table:table-cell office:value-type="string" calcext:value-type="string">
            <text:p>3.6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f.members.garene.vn/iCngr8NDmDMmQD3UcarF7De4FfrSy0zzhpctWOXjuCGhLLxym4o6ikv/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razamiya.github.io/fb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entmulaj1.github.io/NETFLIX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yank812.github.io/netflix-landing-page-clone/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ol3xw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3679.882397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restoredapps.work.gd/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8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714285714285714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71428571428571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kenzie-academy-brasil-developers.github.io/noturno-extra-s3-estilizar-rede-social-claudio-inacio/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0909090909090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0909090909090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k32112.infura-ipfs.io/ipfs/QmbC1xZsKBFB8Yc6nPRt6qMHx6oJUGnQXLRFBTXTYvRd9b/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9973049.950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111111111111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eta-community-standards5061.web.app/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zarsssstz.github.io/Instagramloginpage/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44444444444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5555555555555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ujalagrawal17.github.io/Netflix-frontend-clone/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jasim-al.github.io/Facebook/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deepmaladixit.github.io/Netflix.new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jabalalicity.com.sa/shsjs.pplala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jahid140191.github.io/fb-clone/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761904761904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761904761904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kwandaresource.com/PENDING/webmail-RD127/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8430455.7210979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.deliverylifesupport.com/public/dw27YfKHKIq4vK7XvEj5YVpFQm81UV4y/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718620.8610329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5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tatus-review-100256681991.web.app/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inaya5317.github.io/facebook_login/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emi-ni-log-in.godaddysites.com/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9214.62228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egenburda.blogspot.li/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85185185185185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orbitusonline.tk/sunai/denkisan/index.php?uid=3mail@b.c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apljaqmk23cbfojjhchk6m5clg6c52eqtl25xt6klyao3twtdlna.ipfs.dweb.link/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2471819.0511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eriify-lnfo-acount-app-page010.duckdns.org/home.htm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eriify-lnfo-acount-app-page010.duckdns.org/homes.html?token=Unndajj88123nNAshda4r774b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connect-secure-wells.ignorelist.com/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66262632.4368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om-co-jp.amazzeocn.qizhijiaoyu.xyz/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0618931.013118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ecurity-page-community-standards.blogspot.fr/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61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utaj5u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3795.467617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whatxapp.com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8466062.051532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0303030303030304</text:p>
          </table:table-cell>
          <table:table-cell office:value-type="string" calcext:value-type="string">
            <text:p>0.842105263157894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zm-co-jp.amazzcocn.ppoyyow.cn/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8215365.83392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gctech.co.kr/AsaMall/makeup/index.html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730146589.090056</text:p>
          </table:table-cell>
          <table:table-cell office:value-type="string" calcext:value-type="string">
            <text:p>2.3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ertuelles.cloudaccess.host/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qid.populr.me/hxzq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94681466.22875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ol-103993.weeblysite.com/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24483767.51384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nfopasien.com/wp-admin/792346236633/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07337499.89471197</text:p>
          </table:table-cell>
          <table:table-cell office:value-type="string" calcext:value-type="string">
            <text:p>1.9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3225806451612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32258064516129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okenda.fr/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184567.4830858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594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nicholas3249.github.io/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onling.goodple.xyz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825051.34018397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5128205128205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postal-sessionbach0025.firebaseapp.com/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om-co-jp.amazzeon.emsxcs.cn/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0075115.768116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verifica-id-bper.info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79645.949989080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otahher.ga/ss/gov-au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16666666666666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otahher.ga/ss/gov-au/retry.php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16666666666666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otahher.ga/ss/gov-au/phone.php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8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otahher.ga/ss/gov-au/otp.php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83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fixe-vocal-mobile-internet.weebly.com/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536778362.48943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111111111111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uniswap.homes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optusnet-com.blogspot.jp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package2021.blogspot.ro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6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cm-co-jp.amazaeocn.shangtuke.cn/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833890.501895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tm9uqgdet3nfbyo0zrcct.lspower.xyz/usps/verification.html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146325.969469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103030303030303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hashtag.pics/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004473.4430809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hdrsssjxuxnmdeairaeyxwtyjp.lspower.xyz/usps/verification.html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146334.997251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7.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1030303030303030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azzm-co-jp.amazzcocn.zhiweof.xyz/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8033776.35774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bcglobal2.sitey.me/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74841174.55532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adedevletkredikarti.site/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ebnfacngbd544hnnbx45ylieqkw6zlcwogd3g7izhnp7libneboq.ipfs.dweb.link/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2472004.807100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.mobilegoodies4you.com/bemob/iframe/english/sierraleone/orange/survey-lander/?click_id=TDxfgxTot3bcf4FkTMUsBu&amp;bemobdata=c%3D046114a5-faa4-4ac3-8c5a-2d2040c89d56..l%3Daa2832a8-e3ba-4635-9e88-c7cbfcfd821b..a%3D0..b%3D0..ts%3D1680340565132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074583.70545601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1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n1sav.bemobtrcks.com/go/046114a5-faa4-4ac3-8c5a-2d2040c89d5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89963934.237117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dop2lz.cu.ma/instagram/login.htm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0.043478260869565216</text:p>
          </table:table-cell>
          <table:table-cell office:value-type="string" calcext:value-type="string">
            <text:p>0.0526315789473684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nyshzng.bond/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263430.9295229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36595.at/sports/base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492063492063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7936507936507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r9ogn4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4000.322002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laashaban29.github.io/Netflix-Page-Vanilla-Js/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tzakio.github.io/facebook-signup/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97872340425531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978723404255319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test1234-1.online/plala.or.jp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9689190.33186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medicinesplus.com/my/Gov/otp.html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7062556.52421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42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ptonr7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4026.682039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medicinesplus.com/my/Gov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37062564.89180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3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jairramirez8.github.io/clon_login_facebook_app/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codewithbehzad.github.io/Instagram-Login-Clone/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ayush1542.github.io/netflix/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5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instagram.leiladjedidi.com/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19664714.0900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8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.deliverylifesupport.com/public/nMZIDBmo0B7jH4NufjFpc0R2yLLU7jNX/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718942.0139460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.deliverylifesupport.com/public/rEJNNGBzKiMKWJRn7ZH1OhvjcTv9mlmr/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6718950.2843139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2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trishitchar.github.io/Facebook-interface-using-html-css.github.io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officesoftcn.com/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41504833.162951946</text:p>
          </table:table-cell>
          <table:table-cell office:value-type="string" calcext:value-type="string">
            <text:p>2.4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58823529411764705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ail-101175.square.site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n3dcj-maaaa-aaaad-qal3q-cai.raw.ic0.app/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90283464.67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ggeeminiillogin.godaddysites.com/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95579589.3955791</text:p>
          </table:table-cell>
          <table:table-cell office:value-type="string" calcext:value-type="string">
            <text:p>1.7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ttt-101790.weeblysite.com/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24484071.555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bp3rkdbtxtt6atfwja2ffej6dnj7fujw3ngzj35qb7gz4efkqu7q.ipfs.dweb.link/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2472192.159673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package2021.blogspot.cz/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4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4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30769230769230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att-106yahh.weeblysite.com/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24484095.5317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19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www.amazcecm-co-jp.amazaeocn.ypkh.xyz/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30257704.72569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tut422.webwave.dev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8934176.012065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security-page-community-standards.blogspot.li/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59.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bafybeie5f5zmnofaardfauktuutu6zxh6pju6itev6tgck7kdwezlbmvga.ipfs.dweb.link/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92472245.035002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://multidexchain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0296641.5354409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6428571428571429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ttps://www.youtube.com/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71930200.15353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2.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14285714285714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en.wikipedia.org/wiki/Main_Pag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862.5871091</text:p>
          </table:table-cell>
          <table:table-cell office:value-type="string" calcext:value-type="string">
            <text:p>9.1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1488095238095238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twitter.com/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31902503.1258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8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6666666666666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instagram.com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4014766.01750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pinterest.com/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21111325.7592821</text:p>
          </table:table-cell>
          <table:table-cell office:value-type="string" calcext:value-type="string">
            <text:p>8.9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9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es.wikipedia.org/wiki/Wikipedia:Portada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878.8519549</text:p>
          </table:table-cell>
          <table:table-cell office:value-type="string" calcext:value-type="string">
            <text:p>6.8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3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11235955056179775</text:p>
          </table:table-cell>
          <table:table-cell office:value-type="string" calcext:value-type="string">
            <text:p>0.0714285714285714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facebook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20759416.28378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6666666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6666666666666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fandom.com/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35368220.030379</text:p>
          </table:table-cell>
          <table:table-cell office:value-type="string" calcext:value-type="string">
            <text:p>5.7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038834951456310676</text:p>
          </table:table-cell>
          <table:table-cell office:value-type="string" calcext:value-type="string">
            <text:p>0.0740740740740740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94174757281553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apple.com/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139661823.086292</text:p>
          </table:table-cell>
          <table:table-cell office:value-type="string" calcext:value-type="string">
            <text:p>7.9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61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26785714285714284</text:p>
          </table:table-cell>
          <table:table-cell office:value-type="string" calcext:value-type="string">
            <text:p>0.0285714285714285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ja.wikipedia.org/wiki/%E3%83%A1%E3%82%A4%E3%83%B3%E3%83%9A%E3%83%BC%E3%82%B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892.333163</text:p>
          </table:table-cell>
          <table:table-cell office:value-type="string" calcext:value-type="string">
            <text:p>6.3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12755102040816327</text:p>
          </table:table-cell>
          <table:table-cell office:value-type="string" calcext:value-type="string">
            <text:p>0.0769230769230769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de.wikipedia.org/wiki/Wikipedia:Hauptseit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896.037236</text:p>
          </table:table-cell>
          <table:table-cell office:value-type="string" calcext:value-type="string">
            <text:p>7.6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3347280334728033</text:p>
          </table:table-cell>
          <table:table-cell office:value-type="string" calcext:value-type="string">
            <text:p>0.153846153846153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outlook.live.com/owa/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91783833.150765</text:p>
          </table:table-cell>
          <table:table-cell office:value-type="string" calcext:value-type="string">
            <text:p>5.4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7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161290322580645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cricbuzz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98266988.2078171</text:p>
          </table:table-cell>
          <table:table-cell office:value-type="string" calcext:value-type="string">
            <text:p>5.5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3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012658227848101266</text:p>
          </table:table-cell>
          <table:table-cell office:value-type="string" calcext:value-type="string">
            <text:p>0.0666666666666666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fr.wikipedia.org/wiki/Wikip%C3%A9dia:Accueil_principal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909.3386519</text:p>
          </table:table-cell>
          <table:table-cell office:value-type="string" calcext:value-type="string">
            <text:p>6.89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2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135593220338983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linkedin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44119556.239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9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07751937984496124</text:p>
          </table:table-cell>
          <table:table-cell office:value-type="string" calcext:value-type="string">
            <text:p>0.111111111111111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globo.com/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66158250.9982581</text:p>
          </table:table-cell>
          <table:table-cell office:value-type="string" calcext:value-type="string">
            <text:p>5.6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1299435028248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2824858757062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microsoft.com/pt-br/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07214255.2698929</text:p>
          </table:table-cell>
          <table:table-cell office:value-type="string" calcext:value-type="string">
            <text:p>8.1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21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408163265306122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8333333333333333</text:p>
          </table:table-cell>
          <table:table-cell office:value-type="string" calcext:value-type="string">
            <text:p>0.0204081632653061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nytimes.com/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921505459.5076001</text:p>
          </table:table-cell>
          <table:table-cell office:value-type="string" calcext:value-type="string">
            <text:p>8.32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022950819672131147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etsy.com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604349657.1205249</text:p>
          </table:table-cell>
          <table:table-cell office:value-type="string" calcext:value-type="string">
            <text:p>7.6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005703422053231939</text:p>
          </table:table-cell>
          <table:table-cell office:value-type="string" calcext:value-type="string">
            <text:p>0.0350877192982456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38022813688212928</text:p>
          </table:table-cell>
          <table:table-cell office:value-type="string" calcext:value-type="string">
            <text:p>0.01754385964912280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it.wikipedia.org/wiki/Pagina_princip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701029933.302664</text:p>
          </table:table-cell>
          <table:table-cell office:value-type="string" calcext:value-type="string">
            <text:p>6.3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.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09411764705882352</text:p>
          </table:table-cell>
          <table:table-cell office:value-type="string" calcext:value-type="string">
            <text:p>0.09090909090909091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mayoclinic.org/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24996671.5579131</text:p>
          </table:table-cell>
          <table:table-cell office:value-type="string" calcext:value-type="string">
            <text:p>6.64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9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3482587064676617</text:p>
          </table:table-cell>
          <table:table-cell office:value-type="string" calcext:value-type="string">
            <text:p>0.0769230769230769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0995024875621890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healthline.com/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86911799.5543611</text:p>
          </table:table-cell>
          <table:table-cell office:value-type="string" calcext:value-type="string">
            <text:p>6.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2556390977443608</text:p>
          </table:table-cell>
          <table:table-cell office:value-type="string" calcext:value-type="string">
            <text:p>0.09523809523809523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indiatimes.com/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31735881.03076</text:p>
          </table:table-cell>
          <table:table-cell office:value-type="string" calcext:value-type="string">
            <text:p>5.7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0.034782608695652174</text:p>
          </table:table-cell>
          <table:table-cell office:value-type="string" calcext:value-type="string">
            <text:p>0.025641025641025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amazon.in/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572254232.523293</text:p>
          </table:table-cell>
          <table:table-cell office:value-type="string" calcext:value-type="string">
            <text:p>6.4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4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542372881355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542372881355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bbc.co.uk/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41513491.667747</text:p>
          </table:table-cell>
          <table:table-cell office:value-type="string" calcext:value-type="string">
            <text:p>8.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22857142857142857</text:p>
          </table:table-cell>
          <table:table-cell office:value-type="string" calcext:value-type="string">
            <text:p>0.04166666666666666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ikea.com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73380696.047071</text:p>
          </table:table-cell>
          <table:table-cell office:value-type="string" calcext:value-type="string">
            <text:p>6.5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070921985815602835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amazon.co.jp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47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6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752293577981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752293577981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flipkart.com/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499471970.6347139</text:p>
          </table:table-cell>
          <table:table-cell office:value-type="string" calcext:value-type="string">
            <text:p>6.1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0.0058309037900874635</text:p>
          </table:table-cell>
          <table:table-cell office:value-type="string" calcext:value-type="string">
            <text:p>0.00649350649350649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bbc.com/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63892715.901809</text:p>
          </table:table-cell>
          <table:table-cell office:value-type="string" calcext:value-type="string">
            <text:p>7.6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2348993288590604</text:p>
          </table:table-cell>
          <table:table-cell office:value-type="string" calcext:value-type="string">
            <text:p>0.0833333333333333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134228187919463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espn.com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99127919.4474139</text:p>
          </table:table-cell>
          <table:table-cell office:value-type="string" calcext:value-type="string">
            <text:p>6.36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.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388888888888888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388888888888888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login.yahoo.com?.src=ym&amp;pspid=159600001&amp;activity=mail-direct&amp;.lang=en-US&amp;.intl=us&amp;.done=https%3A%2F%2Fmail.yahoo.com%2Fd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89969523.724129</text:p>
          </table:table-cell>
          <table:table-cell office:value-type="string" calcext:value-type="string">
            <text:p>5.4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.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ttps://www.ebay.com/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872862329.251663</text:p>
          </table:table-cell>
          <table:table-cell office:value-type="string" calcext:value-type="string">
            <text:p>7.68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5.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.04135338345864661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1">00/00/0000</text:date>, <text:time style:data-style-name="N2" text:time-value="17:46:09.292355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19:17:30.790811517</meta:creation-date>
    <dc:date>2023-04-01T17:48:42.363553578</dc:date>
    <meta:editing-duration>PT4M36S</meta:editing-duration>
    <meta:editing-cycles>4</meta:editing-cycles>
    <meta:generator>LibreOffice/6.4.7.2$Linux_X86_64 LibreOffice_project/40$Build-2</meta:generator>
    <meta:document-statistic meta:table-count="1" meta:cell-count="5804" meta:object-count="0"/>
  </office:meta>
</office:document-meta>
</file>